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43c8b" officeooo:paragraph-rsid="00043c8b"/>
    </style:style>
    <style:style style:name="P2" style:family="paragraph" style:parent-style-name="Heading_20_1">
      <style:text-properties officeooo:rsid="00043c8b" officeooo:paragraph-rsid="00043c8b"/>
    </style:style>
    <style:style style:name="P3" style:family="paragraph" style:parent-style-name="Title">
      <style:text-properties officeooo:rsid="00043c8b" officeooo:paragraph-rsid="00043c8b"/>
    </style:style>
    <style:style style:name="P4" style:family="paragraph" style:parent-style-name="Text_20_body">
      <style:text-properties officeooo:rsid="00043c8b" officeooo:paragraph-rsid="00043c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actical 2 Report</text:p>
      <text:h text:style-name="P2" text:outline-level="1">Introduction</text:h>
      <text:p text:style-name="P4">For this practical we had to implement the ‘Faro Shuffle’. This involved reading in and storing a deck of cards from standard input. In order to achieve full marks for this practical, there were several constraints that had to be satisfied, primarily that were weren’t to used any array-like structures or make use of contiguous dynamic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c8b" officeooo:paragraph-rsid="00043c8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11/03/2019<text:tab/>CS2002<text:tab/>18001279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6:25:52.945000000</meta:creation-date>
    <dc:date>2019-03-09T16:31:44.330000000</dc:date>
    <meta:editing-duration>PT5M53S</meta:editing-duration>
    <meta:editing-cycles>1</meta:editing-cycles>
    <meta:document-statistic meta:table-count="0" meta:image-count="0" meta:object-count="0" meta:page-count="1" meta:paragraph-count="4" meta:word-count="64" meta:character-count="401" meta:non-whitespace-character-count="341"/>
    <meta:generator>LibreOffice/6.0.5.2$Windows_X86_64 LibreOffice_project/54c8cbb85f300ac59db32fe8a675ff7683cd5a16</meta:generator>
  </office:meta>
</office:document-meta>
</file>